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2.037cm" fo:break-before="auto" style:use-optimal-row-height="true"/>
    </style:style>
    <style:style style:name="ro10" style:family="table-row">
      <style:table-row-properties style:row-height="2.54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1.965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1.018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xecução_5f_13.11.2013_5f_UC003">
      <style:table-properties table:display="true" style:writing-mode="lr-tb"/>
    </style:style>
    <style:style style:name="ta4" style:family="table" style:master-page-name="PageStyle_5f_Execução_5f_22.04.2014_5f_UC003">
      <style:table-properties table:display="true" style:writing-mode="lr-tb"/>
    </style:style>
    <style:style style:name="ta5" style:family="table" style:master-page-name="PageStyle_5f_Especificaçã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float" office:value="41547" calcext:value-type="float">
            <text:p>30-set-13</text:p>
          </table:table-cell>
          <table:table-cell table:style-name="ce8" office:value-type="string" calcext:value-type="string">
            <text:p>Criação do Documento e Construção dos Primeiros casos de uso</text:p>
          </table:table-cell>
          <table:table-cell table:style-name="ce8" office:value-type="string" calcext:value-type="string">
            <text:p>Máquison Felip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string" calcext:value-type="string">
            <text:p>02-set-14</text:p>
          </table:table-cell>
          <table:table-cell table:style-name="ce8" office:value-type="string" calcext:value-type="string">
            <text:p>Alterações da especificação</text:p>
          </table:table-cell>
          <table:table-cell table:style-name="ce8" office:value-type="string" calcext:value-type="string">
            <text:p>André Luís Ferreira</text:p>
          </table:table-cell>
          <table:table-cell table:number-columns-repeated="1019"/>
        </table:table-row>
        <table:table-row table:style-name="ro5" table:number-rows-repeated="6">
          <table:table-cell/>
          <table:table-cell table:style-name="ce6"/>
          <table:table-cell table:style-name="ce7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3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4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vincular novamente o título n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xecução 23-09-2014" table:style-name="ta5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8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table:style-name="ce13" office:value-type="string" calcext:value-type="string">
            <text:p>Opção inválida devido a forma de interação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Opção inválida devido a forma de interação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Opção inválida devido a forma de interação</text:p>
          </table:table-cell>
          <table:table-cell table:style-name="ce13"/>
          <table:table-cell table:number-columns-repeated="1015"/>
        </table:table-row>
        <table:table-row table:style-name="ro1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20">
          <table:table-cell/>
          <table:table-cell table:style-name="ce13" office:value-type="string" calcext:value-type="string">
            <text:p>UC003 – Vincular Bibliografia a Disciplina</text:p>
          </table:table-cell>
          <table:table-cell office:value-type="string" calcext:value-type="string">
            <text:p>EDITAR BIBLIOGRAFIA</text:p>
          </table:table-cell>
          <table:table-cell table:style-name="ce14" office:value-type="string" calcext:value-type="string">
            <text:p>TC_001_23</text:p>
          </table:table-cell>
          <table:table-cell table:style-name="ce18" office:value-type="string" calcext:value-type="string">
            <text:p>Finalizar/vincular tendo feitas alterações nas bibliografias</text:p>
          </table:table-cell>
          <table:table-cell table:style-name="ce18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table:style-name="ce13" office:value-type="string" calcext:value-type="string">
            <text:p>Sistema exiba uma mensagem de atualização da bibliografia e os novos dados são cadastrados no sistema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9:13:18.2156917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3T09:18:21.531161669</dc:date>
    <meta:generator>LibreOffice/4.2.4.2$Linux_X86_64 LibreOffice_project/420m0$Build-2</meta:generator>
    <meta:editing-duration>P0D</meta:editing-duration>
    <meta:editing-cycles>2</meta:editing-cycles>
    <meta:document-statistic meta:table-count="5" meta:cell-count="221" meta:object-count="0"/>
  </office:meta>
</office:document-meta>
</file>